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enland">
            <text:p>Renland</text:p>
          </table:table-cell>
          <table:table-cell office:value-type="string" office:value="radiocarbon">
            <text:p>radiocarbon</text:p>
          </table:table-cell>
          <table:table-cell office:value-type="string" office:value="I-5420">
            <text:p>I-5420</text:p>
          </table:table-cell>
          <table:table-cell office:value-type="float" office:value="71.15">
            <text:p>71.15</text:p>
          </table:table-cell>
          <table:table-cell office:value-type="float" office:value="-27.833">
            <text:p>-27.833</text:p>
          </table:table-cell>
          <table:table-cell office:value-type="float" office:value="7055.0">
            <text:p>7055.0</text:p>
          </table:table-cell>
          <table:table-cell office:value-type="float" office:value="129.0">
            <text:p>129.0</text:p>
          </table:table-cell>
          <table:table-cell office:value-type="string" office:value="Mya truncata, Hiatella arctica, Macoma calcaria">
            <text:p>Mya truncata, Hiatella arctica, Macoma calcari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Funder1971,HjortFunder1974">
            <text:p>Funder1971,HjortFunder1974</text:p>
          </table:table-cell>
        </table:table-row>
        <table:table-row>
          <table:table-cell office:value-type="string" office:value="Renland">
            <text:p>Renland</text:p>
          </table:table-cell>
          <table:table-cell office:value-type="string" office:value="radiocarbon">
            <text:p>radiocarbon</text:p>
          </table:table-cell>
          <table:table-cell office:value-type="string" office:value="I-5423">
            <text:p>I-5423</text:p>
          </table:table-cell>
          <table:table-cell office:value-type="float" office:value="70.45">
            <text:p>70.45</text:p>
          </table:table-cell>
          <table:table-cell office:value-type="float" office:value="-26.2">
            <text:p>-26.2</text:p>
          </table:table-cell>
          <table:table-cell office:value-type="float" office:value="7245.0">
            <text:p>7245.0</text:p>
          </table:table-cell>
          <table:table-cell office:value-type="float" office:value="129.0">
            <text:p>129.0</text:p>
          </table:table-cell>
          <table:table-cell office:value-type="string" office:value="Mya truncata, Hiatella arctica, Astarte borealis, Astarte elliptica">
            <text:p>Mya truncata, Hiatella arctica, Astarte borealis, Astarte ellip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1971,HjortFunder1974">
            <text:p>Funder1971,HjortFunder1974</text:p>
          </table:table-cell>
        </table:table-row>
        <table:table-row>
          <table:table-cell office:value-type="string" office:value="Renland">
            <text:p>Renland</text:p>
          </table:table-cell>
          <table:table-cell office:value-type="string" office:value="radiocarbon">
            <text:p>radiocarbon</text:p>
          </table:table-cell>
          <table:table-cell office:value-type="string" office:value="I-5422">
            <text:p>I-5422</text:p>
          </table:table-cell>
          <table:table-cell office:value-type="float" office:value="70.417">
            <text:p>70.417</text:p>
          </table:table-cell>
          <table:table-cell office:value-type="float" office:value="-27.817">
            <text:p>-27.817</text:p>
          </table:table-cell>
          <table:table-cell office:value-type="float" office:value="6855.0">
            <text:p>6855.0</text:p>
          </table:table-cell>
          <table:table-cell office:value-type="float" office:value="124.0">
            <text:p>124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Funder1971,HjortFunder1974">
            <text:p>Funder1971,HjortFunder1974</text:p>
          </table:table-cell>
        </table:table-row>
        <table:table-row>
          <table:table-cell office:value-type="string" office:value="Renland">
            <text:p>Renland</text:p>
          </table:table-cell>
          <table:table-cell office:value-type="string" office:value="radiocarbon">
            <text:p>radiocarbon</text:p>
          </table:table-cell>
          <table:table-cell office:value-type="string" office:value="I-5421">
            <text:p>I-5421</text:p>
          </table:table-cell>
          <table:table-cell office:value-type="float" office:value="70.95">
            <text:p>70.95</text:p>
          </table:table-cell>
          <table:table-cell office:value-type="float" office:value="-28.15">
            <text:p>-28.15</text:p>
          </table:table-cell>
          <table:table-cell office:value-type="float" office:value="7545.0">
            <text:p>7545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9.200000000000001">
            <text:p>9.200000000000001</text:p>
          </table:table-cell>
          <table:table-cell office:value-type="float" office:value="9.200000000000001">
            <text:p>9.200000000000001</text:p>
          </table:table-cell>
          <table:table-cell office:value-type="string" office:value="Funder1971">
            <text:p>Funder1971</text:p>
          </table:table-cell>
        </table:table-row>
        <table:table-row>
          <table:table-cell office:value-type="string" office:value="Renland">
            <text:p>Renland</text:p>
          </table:table-cell>
          <table:table-cell office:value-type="string" office:value="radiocarbon">
            <text:p>radiocarbon</text:p>
          </table:table-cell>
          <table:table-cell office:value-type="string" office:value="K-1742">
            <text:p>K-1742</text:p>
          </table:table-cell>
          <table:table-cell office:value-type="float" office:value="70.983">
            <text:p>70.983</text:p>
          </table:table-cell>
          <table:table-cell office:value-type="float" office:value="-27.717">
            <text:p>-27.717</text:p>
          </table:table-cell>
          <table:table-cell office:value-type="float" office:value="6348.0">
            <text:p>6348.0</text:p>
          </table:table-cell>
          <table:table-cell office:value-type="float" office:value="154.0">
            <text:p>154.0</text:p>
          </table:table-cell>
          <table:table-cell office:value-type="string" office:value="lake mud">
            <text:p>lake mud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1971">
            <text:p>Funder19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